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09-23" calcext:value-type="date">
            <text:p>23/09/2024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1-05" calcext:value-type="date">
            <text:p>05/11/2024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02" calcext:value-type="date">
            <text:p>02/12/2024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18" calcext:value-type="date">
            <text:p>18/12/2024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5-01-22" calcext:value-type="date">
            <text:p>22/01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2-20" calcext:value-type="date">
            <text:p>20/02/2025</text:p>
          </table:table-cell>
          <table:table-cell table:style-name="ce66" table:formula="of:=[.C7]-[.F7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3-26" calcext:value-type="date">
            <text:p>26/03/2025</text:p>
          </table:table-cell>
          <table:table-cell table:style-name="ce66" table:formula="of:=[.C8]-[.F8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4-23" calcext:value-type="date">
            <text:p>23/04/2025</text:p>
          </table:table-cell>
          <table:table-cell table:style-name="ce66" table:formula="of:=[.C9]-[.F9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5-21" calcext:value-type="date">
            <text:p>21/05/2025</text:p>
          </table:table-cell>
          <table:table-cell table:style-name="ce66" table:formula="of:=[.C10]-[.F10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6-23" calcext:value-type="date">
            <text:p>23/06/2025</text:p>
          </table:table-cell>
          <table:table-cell table:style-name="ce66" table:formula="of:=[.C11]-[.F11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7-17" calcext:value-type="date">
            <text:p>17/07/2025</text:p>
          </table:table-cell>
          <table:table-cell table:style-name="ce66" table:formula="of:=[.C12]-[.F1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8-22" calcext:value-type="date">
            <text:p>22/08/2025</text:p>
          </table:table-cell>
          <table:table-cell table:style-name="ce66" table:formula="of:=[.C13]-[.F1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13])" office:value-type="float" office:value="0" calcext:value-type="float">
            <text:p>-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textual="true"/>
      <number:text> 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DM""""""""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22">
      <number:text>- DM""""""""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number-style style:name="N135P0" style:volatile="true">
      <number:text>R$""""""""""""""""""""""""""""""""""""""""""""""""""</number:text>
    </number:number-style>
    <number:number-style style:name="N135P1" style:volatile="true">
      <number:text>R$(""""""""""""""""""""""""""""""""""""""""""""""""""</number:text>
    </number:number-style>
    <number:number-style style:name="N135">
      <number:text>R$-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number:min-decimal-places="2" number:min-integer-digits="1" number:grouping="true"/>
      <number:text> DM""""""""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9">
      <number:text>-</number:text>
      <number:number number:decimal-places="0" number:min-decimal-places="0" number:min-integer-digits="0"/>
      <number:text> DM""""""""</number:text>
      <style:map style:condition="value()&gt;0" style:apply-style-name="N149P0"/>
      <style:map style:condition="value()&lt;0" style:apply-style-name="N149P1"/>
    </number:number-style>
    <number:time-style style:name="N150">
      <number:minutes number:style="long"/>
      <number:text>:</number:text>
      <number:seconds number:style="long"/>
      <number:text>,</number:text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DM""""""""</number:text>
    </number:number-style>
    <number:number-style style:name="N153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53P0"/>
    </number:number-style>
    <number:number-style style:name="N155P0" style:volatile="true">
      <number:text>R$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day number:style="long"/>
      <number:text>.</number:text>
      <number:month number:style="long"/>
      <number:text>.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DM""""""""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3P0"/>
    </number:number-style>
    <number:number-style style:name="N165P0" style:volatile="true">
      <number:text>R$""""""""</number:text>
      <number:number number:decimal-places="0" number:min-decimal-places="0" number:min-integer-digits="1" number:grouping="true"/>
    </number:number-style>
    <number:number-style style:name="N165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5">
      <number:text>R$-""""""""</number:text>
      <style:map style:condition="value()&gt;0" style:apply-style-name="N165P0"/>
      <style:map style:condition="value()&lt;0" style:apply-style-name="N165P1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DM""""""""</number:text>
    </number:number-style>
    <number:number-style style:name="N16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DM""""""""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76P0"/>
    </number:number-style>
    <number:date-style style:name="N177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1:40:46.825777600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1:40:46.837730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43:05</meta:creation-date>
    <dc:date>2025-09-01T11:41:19.391620700</dc:date>
    <dc:language>pt-PT</dc:language>
    <meta:editing-cycles>541</meta:editing-cycles>
    <meta:editing-duration>PT20H35M19S</meta:editing-duration>
    <meta:print-date>2020-08-12T13:53:36.446000000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